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cm"/>
    </style:style>
    <style:style style:name="co2" style:family="table-column">
      <style:table-column-properties fo:break-before="auto" style:column-width="3.119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15.154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4.159cm"/>
    </style:style>
    <style:style style:name="co7" style:family="table-column">
      <style:table-column-properties fo:break-before="auto" style:column-width="5.694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5.595cm"/>
    </style:style>
    <style:style style:name="co10" style:family="table-column">
      <style:table-column-properties fo:break-before="auto" style:column-width="6.488cm"/>
    </style:style>
    <style:style style:name="co11" style:family="table-column">
      <style:table-column-properties fo:break-before="auto" style:column-width="12.301cm"/>
    </style:style>
    <style:style style:name="co12" style:family="table-column">
      <style:table-column-properties fo:break-before="auto" style:column-width="7.131cm"/>
    </style:style>
    <style:style style:name="co13" style:family="table-column">
      <style:table-column-properties fo:break-before="auto" style:column-width="17.38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2.106cm" fo:break-before="auto" style:use-optimal-row-height="false"/>
    </style:style>
    <style:style style:name="ro2" style:family="table-row">
      <style:table-row-properties style:row-height="1.819cm" fo:break-before="auto" style:use-optimal-row-height="false"/>
    </style:style>
    <style:style style:name="ro3" style:family="table-row">
      <style:table-row-properties style:row-height="1.483cm" fo:break-before="auto" style:use-optimal-row-height="false"/>
    </style:style>
    <style:style style:name="ro4" style:family="table-row">
      <style:table-row-properties style:row-height="6.318cm" fo:break-before="auto" style:use-optimal-row-height="true"/>
    </style:style>
    <style:style style:name="ro5" style:family="table-row">
      <style:table-row-properties style:row-height="9.86cm" fo:break-before="auto" style:use-optimal-row-height="true"/>
    </style:style>
    <style:style style:name="ro6" style:family="table-row">
      <style:table-row-properties style:row-height="9.477cm" fo:break-before="auto" style:use-optimal-row-height="true"/>
    </style:style>
    <style:style style:name="ro7" style:family="table-row">
      <style:table-row-properties style:row-height="1.244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MatrixUtil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16371" table:default-cell-style-name="ce5"/>
        <table:table-row table:style-name="ro1">
          <table:table-cell table:style-name="ce1" table:number-columns-repeated="13"/>
          <table:table-cell table:number-columns-repeated="16371"/>
        </table:table-row>
        <table:table-row table:style-name="ro2">
          <table:table-cell table:style-name="ce1" table:number-columns-repeated="13"/>
          <table:table-cell table:number-columns-repeated="16371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mutant_id</text:p>
          </table:table-cell>
          <table:table-cell table:style-name="ce2" office:value-type="string" calcext:value-type="string">
            <text:p>operator_id</text:p>
          </table:table-cell>
          <table:table-cell table:style-name="ce2" office:value-type="string" calcext:value-type="string">
            <text:p>mutator</text:p>
          </table:table-cell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equivalent_candidate</text:p>
          </table:table-cell>
          <table:table-cell table:style-name="ce2" office:value-type="string" calcext:value-type="string">
            <text:p>total_survived_suites</text:p>
          </table:table-cell>
          <table:table-cell table:style-name="ce2" office:value-type="string" calcext:value-type="string">
            <text:p>total_killed_suites</text:p>
          </table:table-cell>
          <table:table-cell table:style-name="ce2" office:value-type="string" calcext:value-type="string">
            <text:p>total_no_coverage_suites</text:p>
          </table:table-cell>
          <table:table-cell table:style-name="ce2" office:value-type="string" calcext:value-type="string">
            <text:p>killed_by_suites</text:p>
          </table:table-cell>
          <table:table-cell table:style-name="ce2" office:value-type="string" calcext:value-type="string">
            <text:p>survived_in_suites</text:p>
          </table:table-cell>
          <table:table-cell table:style-name="ce2" office:value-type="string" calcext:value-type="string">
            <text:p>no_coverage_suites</text:p>
          </table:table-cell>
          <table:table-cell table:number-columns-repeated="16371"/>
        </table:table-row>
        <table:table-row table:style-name="ro4">
          <table:table-cell table:style-name="ce3" office:value-type="string" calcext:value-type="string">
            <text:p>MatrixUtil</text:p>
          </table:table-cell>
          <table:table-cell table:style-name="ce3" office:value-type="string" calcext:value-type="string">
            <text:p>M001</text:p>
          </table:table-cell>
          <table:table-cell table:style-name="ce3" office:value-type="string" calcext:value-type="string">
            <text:p>OP01</text:p>
          </table:table-cell>
          <table:table-cell table:style-name="ce3" office:value-type="string" calcext:value-type="string">
            <text:p>org.pitest.mutationtest.engine.gregor.mutators.returns.NullReturnValsMutator</text:p>
          </table:table-cell>
          <table:table-cell table:style-name="ce3" office:value-type="string" calcext:value-type="string">
            <text:p>lambda$main$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MatrixUtilGrok_OS2Test, MatrixUtilQwen_ZS4Test, MatrixUtilQwen_COC2Test, MatrixUtilQwen_OS1Test, MatrixUtilGrok_POT2Test, MatrixUtilQwen_ZS1Test, MatrixUtilQwen_OS4Test, MatrixUtilQwen_FS3Test, MatrixUtilLlama_OS1Test, MatrixUtilGrok_ZS3Test, MatrixUtilQwen_FS1Test, MatrixUtilGrok_ZS4Test, MatrixUtilLlama_OS2Test, MatrixUtilLlama_COC4Test, MatrixUtilLlama_COC1Test, MatrixUtilLlama_COC5Test, MatrixUtilQwen_COC5Test, MatrixUtilGrok_POT4Test, MatrixUtilGrok_ZS2Test, MatrixUtilQwen_OS2Test, MatrixUtilGrok_COC1Test, MatrixUtilGrok_COC2Test, MatrixUtilLlama_COC2Test, MatrixUtilLlama_OS4Test, MatrixUtilGrok_POT1Test, MatrixUtilGrok_COC4Test, MatrixUtilLlama_OS5Test, MatrixUtilLlama_ZS1Test, MatrixUtilQwen_ZS2Test, MatrixUtilLlama_ZS3Test, MatrixUtilGrok_OS3Test, MatrixUtilQwen_FS2Test, MatrixUtilQwen_ZS3Test, MatrixUtilGrok_ZS5Test, MatrixUtilLlama_ZS5Test, MatrixUtilQwen_OS5Test, MatrixUtilQwen_ZS5Test, MatrixUtilGrok_POT3Test, MatrixUtilGrok_FS4Test, MatrixUtilQwen_OS3Test, MatrixUtilLlama_ZS2Test, MatrixUtilLlama_COC3Test, MatrixUtilQwen_FS5Test, MatrixUtilGrok_POT5Test, MatrixUtilLlama_OS3Test</text:p>
          </table:table-cell>
          <table:table-cell table:number-columns-repeated="16371"/>
        </table:table-row>
        <table:table-row table:style-name="ro4">
          <table:table-cell table:style-name="ce3" office:value-type="string" calcext:value-type="string">
            <text:p>MatrixUtil</text:p>
          </table:table-cell>
          <table:table-cell table:style-name="ce3" office:value-type="string" calcext:value-type="string">
            <text:p>M002</text:p>
          </table:table-cell>
          <table:table-cell table:style-name="ce3" office:value-type="string" calcext:value-type="string">
            <text:p>OP01</text:p>
          </table:table-cell>
          <table:table-cell table:style-name="ce3" office:value-type="string" calcext:value-type="string">
            <text:p>org.pitest.mutationtest.engine.gregor.mutators.returns.NullReturnValsMutator</text:p>
          </table:table-cell>
          <table:table-cell table:style-name="ce3" office:value-type="string" calcext:value-type="string">
            <text:p>lambda$main$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MatrixUtilGrok_OS2Test, MatrixUtilQwen_ZS4Test, MatrixUtilQwen_COC2Test, MatrixUtilQwen_OS1Test, MatrixUtilGrok_POT2Test, MatrixUtilQwen_ZS1Test, MatrixUtilQwen_OS4Test, MatrixUtilQwen_FS3Test, MatrixUtilLlama_OS1Test, MatrixUtilGrok_ZS3Test, MatrixUtilQwen_FS1Test, MatrixUtilGrok_ZS4Test, MatrixUtilLlama_OS2Test, MatrixUtilLlama_COC4Test, MatrixUtilLlama_COC1Test, MatrixUtilLlama_COC5Test, MatrixUtilQwen_COC5Test, MatrixUtilGrok_POT4Test, MatrixUtilGrok_ZS2Test, MatrixUtilQwen_OS2Test, MatrixUtilGrok_COC1Test, MatrixUtilGrok_COC2Test, MatrixUtilLlama_COC2Test, MatrixUtilLlama_OS4Test, MatrixUtilGrok_POT1Test, MatrixUtilGrok_COC4Test, MatrixUtilLlama_OS5Test, MatrixUtilLlama_ZS1Test, MatrixUtilQwen_ZS2Test, MatrixUtilLlama_ZS3Test, MatrixUtilGrok_OS3Test, MatrixUtilQwen_FS2Test, MatrixUtilQwen_ZS3Test, MatrixUtilGrok_ZS5Test, MatrixUtilLlama_ZS5Test, MatrixUtilQwen_OS5Test, MatrixUtilQwen_ZS5Test, MatrixUtilGrok_POT3Test, MatrixUtilGrok_FS4Test, MatrixUtilQwen_OS3Test, MatrixUtilLlama_ZS2Test, MatrixUtilLlama_COC3Test, MatrixUtilQwen_FS5Test, MatrixUtilGrok_POT5Test, MatrixUtilLlama_OS3Test</text:p>
          </table:table-cell>
          <table:table-cell table:number-columns-repeated="16371"/>
        </table:table-row>
        <table:table-row table:style-name="ro4">
          <table:table-cell table:style-name="ce3" office:value-type="string" calcext:value-type="string">
            <text:p>MatrixUtil</text:p>
          </table:table-cell>
          <table:table-cell table:style-name="ce3" office:value-type="string" calcext:value-type="string">
            <text:p>M003</text:p>
          </table:table-cell>
          <table:table-cell table:style-name="ce3" office:value-type="string" calcext:value-type="string">
            <text:p>OP01</text:p>
          </table:table-cell>
          <table:table-cell table:style-name="ce3" office:value-type="string" calcext:value-type="string">
            <text:p>org.pitest.mutationtest.engine.gregor.mutators.returns.NullReturnValsMutator</text:p>
          </table:table-cell>
          <table:table-cell table:style-name="ce3" office:value-type="string" calcext:value-type="string">
            <text:p>lambda$main$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MatrixUtilGrok_OS2Test, MatrixUtilQwen_ZS4Test, MatrixUtilQwen_COC2Test, MatrixUtilQwen_OS1Test, MatrixUtilGrok_POT2Test, MatrixUtilQwen_ZS1Test, MatrixUtilQwen_OS4Test, MatrixUtilQwen_FS3Test, MatrixUtilLlama_OS1Test, MatrixUtilGrok_ZS3Test, MatrixUtilQwen_FS1Test, MatrixUtilGrok_ZS4Test, MatrixUtilLlama_OS2Test, MatrixUtilLlama_COC4Test, MatrixUtilLlama_COC1Test, MatrixUtilLlama_COC5Test, MatrixUtilQwen_COC5Test, MatrixUtilGrok_POT4Test, MatrixUtilGrok_ZS2Test, MatrixUtilQwen_OS2Test, MatrixUtilGrok_COC1Test, MatrixUtilGrok_COC2Test, MatrixUtilLlama_COC2Test, MatrixUtilLlama_OS4Test, MatrixUtilGrok_POT1Test, MatrixUtilGrok_COC4Test, MatrixUtilLlama_OS5Test, MatrixUtilLlama_ZS1Test, MatrixUtilQwen_ZS2Test, MatrixUtilLlama_ZS3Test, MatrixUtilGrok_OS3Test, MatrixUtilQwen_FS2Test, MatrixUtilQwen_ZS3Test, MatrixUtilGrok_ZS5Test, MatrixUtilLlama_ZS5Test, MatrixUtilQwen_OS5Test, MatrixUtilQwen_ZS5Test, MatrixUtilGrok_POT3Test, MatrixUtilGrok_FS4Test, MatrixUtilQwen_OS3Test, MatrixUtilLlama_ZS2Test, MatrixUtilLlama_COC3Test, MatrixUtilQwen_FS5Test, MatrixUtilGrok_POT5Test, MatrixUtilLlama_OS3Test</text:p>
          </table:table-cell>
          <table:table-cell table:number-columns-repeated="16371"/>
        </table:table-row>
        <table:table-row table:style-name="ro5">
          <table:table-cell table:style-name="ce3" office:value-type="string" calcext:value-type="string">
            <text:p>MatrixUtil</text:p>
          </table:table-cell>
          <table:table-cell table:style-name="ce3" office:value-type="string" calcext:value-type="string">
            <text:p>M004</text:p>
          </table:table-cell>
          <table:table-cell table:style-name="ce3" office:value-type="string" calcext:value-type="string">
            <text:p>OP01</text:p>
          </table:table-cell>
          <table:table-cell table:style-name="ce3" office:value-type="string" calcext:value-type="string">
            <text:p>org.pitest.mutationtest.engine.gregor.mutators.returns.NullReturnValsMutator</text:p>
          </table:table-cell>
          <table:table-cell table:style-name="ce3" office:value-type="string" calcext:value-type="string">
            <text:p>lambda$multiply$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MatrixUtilGrok_OS2Test, MatrixUtilQwen_ZS4Test, MatrixUtilQwen_COC2Test, MatrixUtilQwen_OS1Test, MatrixUtilGrok_POT2Test, MatrixUtilQwen_ZS1Test, MatrixUtilQwen_OS4Test, MatrixUtilQwen_FS3Test, MatrixUtilLlama_OS1Test, MatrixUtilGrok_ZS3Test, MatrixUtilQwen_FS1Test, MatrixUtilGrok_ZS4Test, MatrixUtilLlama_OS2Test, MatrixUtilLlama_COC4Test, MatrixUtilLlama_COC1Test, MatrixUtilLlama_COC5Test, MatrixUtilQwen_COC5Test, MatrixUtilGrok_POT4Test, MatrixUtilGrok_ZS2Test, MatrixUtilQwen_OS2Test, MatrixUtilGrok_COC1Test, MatrixUtilGrok_COC2Test, MatrixUtilLlama_COC2Test, MatrixUtilLlama_OS4Test, MatrixUtilGrok_POT1Test, MatrixUtilGrok_COC4Test, MatrixUtilLlama_OS5Test, MatrixUtilLlama_ZS1Test, MatrixUtilQwen_ZS2Test, MatrixUtilLlama_ZS3Test, MatrixUtilGrok_OS3Test, MatrixUtilQwen_FS2Test, MatrixUtilQwen_ZS3Test, MatrixUtilGrok_ZS5Test, MatrixUtilLlama_ZS5Test, MatrixUtilQwen_OS5Test, MatrixUtilQwen_ZS5Test, MatrixUtilGrok_POT3Test, MatrixUtilGrok_FS4Test, MatrixUtilQwen_OS3Test, MatrixUtilLlama_ZS2Test, MatrixUtilLlama_COC3Test, MatrixUtilQwen_FS5Test, MatrixUtilGrok_POT5Test, MatrixUtilLlama_OS3Test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6371"/>
        </table:table-row>
        <table:table-row table:style-name="ro6">
          <table:table-cell table:style-name="ce3" office:value-type="string" calcext:value-type="string">
            <text:p>MatrixUtil</text:p>
          </table:table-cell>
          <table:table-cell table:style-name="ce3" office:value-type="string" calcext:value-type="string">
            <text:p>M005</text:p>
          </table:table-cell>
          <table:table-cell table:style-name="ce3" office:value-type="string" calcext:value-type="string">
            <text:p>OP02</text:p>
          </table:table-cell>
          <table:table-cell table:style-name="ce3" office:value-type="string" calcext:value-type="string">
            <text:p>org.pitest.mutationtest.engine.gregor.mutators.VoidMethodCallMutator</text:p>
          </table:table-cell>
          <table:table-cell table:style-name="ce3" office:value-type="string" calcext:value-type="string">
            <text:p>lambda$multiply$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MatrixUtilGrok_OS2Test, MatrixUtilQwen_ZS4Test, MatrixUtilQwen_COC2Test, MatrixUtilQwen_OS1Test, MatrixUtilGrok_POT2Test, MatrixUtilQwen_ZS1Test, MatrixUtilQwen_OS4Test, MatrixUtilQwen_FS3Test, MatrixUtilLlama_OS1Test, MatrixUtilGrok_ZS3Test, MatrixUtilGrok_ZS4Test, MatrixUtilLlama_OS2Test, MatrixUtilLlama_COC4Test, MatrixUtilLlama_COC1Test, MatrixUtilLlama_COC5Test, MatrixUtilQwen_COC5Test, MatrixUtilGrok_POT4Test, MatrixUtilGrok_ZS2Test, MatrixUtilQwen_OS2Test, MatrixUtilGrok_COC1Test, MatrixUtilGrok_COC2Test, MatrixUtilLlama_COC2Test, MatrixUtilLlama_OS4Test, MatrixUtilGrok_POT1Test, MatrixUtilGrok_COC4Test, MatrixUtilLlama_OS5Test, MatrixUtilLlama_ZS1Test, MatrixUtilQwen_ZS2Test, MatrixUtilLlama_ZS3Test, MatrixUtilGrok_OS3Test, MatrixUtilQwen_FS2Test, MatrixUtilQwen_ZS3Test, MatrixUtilGrok_ZS5Test, MatrixUtilLlama_ZS5Test, MatrixUtilQwen_OS5Test, MatrixUtilQwen_ZS5Test, MatrixUtilGrok_POT3Test, MatrixUtilGrok_FS4Test, MatrixUtilQwen_OS3Test, MatrixUtilLlama_ZS2Test, MatrixUtilLlama_COC3Test, MatrixUtilQwen_FS5Test, MatrixUtilGrok_POT5Test, MatrixUtilLlama_OS3Test</text:p>
          </table:table-cell>
          <table:table-cell table:style-name="ce3" office:value-type="string" calcext:value-type="string">
            <text:p>MatrixUtilQwen_FS1Test</text:p>
          </table:table-cell>
          <table:table-cell table:style-name="ce6" office:value-type="string" calcext:value-type="string">
            <text:p>-</text:p>
          </table:table-cell>
          <table:table-cell table:number-columns-repeated="16371"/>
        </table:table-row>
        <table:table-row table:style-name="ro7">
          <table:table-cell table:style-name="ce3" office:value-type="string" calcext:value-type="string">
            <text:p>MatrixUtil</text:p>
          </table:table-cell>
          <table:table-cell table:style-name="ce3" office:value-type="string" calcext:value-type="string">
            <text:p>M006</text:p>
          </table:table-cell>
          <table:table-cell table:style-name="ce3" office:value-type="string" calcext:value-type="string">
            <text:p>OP02</text:p>
          </table:table-cell>
          <table:table-cell table:style-name="ce3" office:value-type="string" calcext:value-type="string">
            <text:p>org.pitest.mutationtest.engine.gregor.mutators.VoidMethodCallMutator</text:p>
          </table:table-cell>
          <table:table-cell table:style-name="ce3" office:value-type="string" calcext:value-type="string">
            <text:p>lambda$operate$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atrixUtilGrok_OS2Test, MatrixUtilQwen_ZS4Test, MatrixUtilQwen_COC2Test, MatrixUtilQwen_OS1Test, MatrixUtilGrok_POT2Test, MatrixUtilQwen_ZS1Test, MatrixUtilQwen_OS4Test, MatrixUtilQwen_FS3Test, MatrixUtilLlama_OS1Test, MatrixUtilGrok_ZS3Test, MatrixUtilQwen_FS1Test, MatrixUtilGrok_ZS4Test, MatrixUtilLlama_OS2Test, MatrixUtilLlama_COC4Test, MatrixUtilLlama_COC1Test, MatrixUtilLlama_COC5Test, MatrixUtilQwen_COC5Test, MatrixUtilGrok_POT4Test, MatrixUtilGrok_ZS2Test, MatrixUtilQwen_OS2Test, MatrixUtilGrok_COC1Test, MatrixUtilGrok_COC2Test, MatrixUtilLlama_COC2Test, MatrixUtilLlama_OS4Test, MatrixUtilGrok_POT1Test, MatrixUtilGrok_COC4Test, MatrixUtilLlama_OS5Test, MatrixUtilLlama_ZS1Test, MatrixUtilQwen_ZS2Test, MatrixUtilLlama_ZS3Test, MatrixUtilGrok_OS3Test, MatrixUtilQwen_FS2Test, MatrixUtilQwen_ZS3Test, MatrixUtilGrok_ZS5Test, MatrixUtilLlama_ZS5Test, MatrixUtilQwen_OS5Test, MatrixUtilQwen_ZS5Test, MatrixUtilGrok_POT3Test, MatrixUtilGrok_FS4Test, MatrixUtilQwen_OS3Test, MatrixUtilLlama_ZS2Test, MatrixUtilLlama_COC3Test, MatrixUtilQwen_FS5Test, MatrixUtilGrok_POT5Test, MatrixUtilLlama_OS3Test</text:p>
          </table:table-cell>
          <table:table-cell table:number-columns-repeated="16371"/>
        </table:table-row>
        <table:table-row table:style-name="ro5">
          <table:table-cell table:style-name="ce3" office:value-type="string" calcext:value-type="string">
            <text:p>MatrixUtil</text:p>
          </table:table-cell>
          <table:table-cell table:style-name="ce3" office:value-type="string" calcext:value-type="string">
            <text:p>M007</text:p>
          </table:table-cell>
          <table:table-cell table:style-name="ce3" office:value-type="string" calcext:value-type="string">
            <text:p>OP03</text:p>
          </table:table-cell>
          <table:table-cell table:style-name="ce3" office:value-type="string" calcext:value-type="string">
            <text:p>org.pitest.mutationtest.engine.gregor.mutators.NegateConditionalsMutator</text:p>
          </table:table-cell>
          <table:table-cell table:style-name="ce3" office:value-type="string" calcext:value-type="string">
            <text:p>multiply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MatrixUtilGrok_OS2Test, MatrixUtilQwen_ZS4Test, MatrixUtilQwen_COC2Test, MatrixUtilQwen_OS1Test, MatrixUtilGrok_POT2Test, MatrixUtilQwen_ZS1Test, MatrixUtilQwen_OS4Test, MatrixUtilQwen_FS3Test, MatrixUtilLlama_OS1Test, MatrixUtilGrok_ZS3Test, MatrixUtilQwen_FS1Test, MatrixUtilGrok_ZS4Test, MatrixUtilLlama_OS2Test, MatrixUtilLlama_COC4Test, MatrixUtilLlama_COC1Test, MatrixUtilLlama_COC5Test, MatrixUtilQwen_COC5Test, MatrixUtilGrok_POT4Test, MatrixUtilGrok_ZS2Test, MatrixUtilQwen_OS2Test, MatrixUtilGrok_COC1Test, MatrixUtilGrok_COC2Test, MatrixUtilLlama_COC2Test, MatrixUtilLlama_OS4Test, MatrixUtilGrok_POT1Test, MatrixUtilGrok_COC4Test, MatrixUtilLlama_OS5Test, MatrixUtilLlama_ZS1Test, MatrixUtilQwen_ZS2Test, MatrixUtilLlama_ZS3Test, MatrixUtilGrok_OS3Test, MatrixUtilQwen_FS2Test, MatrixUtilQwen_ZS3Test, MatrixUtilGrok_ZS5Test, MatrixUtilLlama_ZS5Test, MatrixUtilQwen_OS5Test, MatrixUtilQwen_ZS5Test, MatrixUtilGrok_POT3Test, MatrixUtilGrok_FS4Test, MatrixUtilQwen_OS3Test, MatrixUtilLlama_ZS2Test, MatrixUtilLlama_COC3Test, MatrixUtilQwen_FS5Test, MatrixUtilGrok_POT5Test, MatrixUtilLlama_OS3Test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6371"/>
        </table:table-row>
        <table:table-row table:style-name="ro6">
          <table:table-cell table:style-name="ce4" office:value-type="string" calcext:value-type="string">
            <text:p>MatrixUtil</text:p>
          </table:table-cell>
          <table:table-cell table:style-name="ce4" office:value-type="string" calcext:value-type="string">
            <text:p>M008</text:p>
          </table:table-cell>
          <table:table-cell table:style-name="ce4" office:value-type="string" calcext:value-type="string">
            <text:p>OP02</text:p>
          </table:table-cell>
          <table:table-cell table:style-name="ce4" office:value-type="string" calcext:value-type="string">
            <text:p>org.pitest.mutationtest.engine.gregor.mutators.VoidMethodCallMutator</text:p>
          </table:table-cell>
          <table:table-cell table:style-name="ce4" office:value-type="string" calcext:value-type="string">
            <text:p>multiply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string" calcext:value-type="string">
            <text:p>MatrixUtilGrok_OS2Test, MatrixUtilQwen_ZS4Test, MatrixUtilQwen_COC2Test, MatrixUtilQwen_OS1Test, MatrixUtilGrok_POT2Test, MatrixUtilQwen_ZS1Test, MatrixUtilQwen_OS4Test, MatrixUtilQwen_FS3Test, MatrixUtilLlama_OS1Test, MatrixUtilGrok_ZS3Test, MatrixUtilGrok_ZS4Test, MatrixUtilLlama_OS2Test, MatrixUtilLlama_COC4Test, MatrixUtilLlama_COC1Test, MatrixUtilLlama_COC5Test, MatrixUtilQwen_COC5Test, MatrixUtilGrok_POT4Test, MatrixUtilGrok_ZS2Test, MatrixUtilQwen_OS2Test, MatrixUtilGrok_COC1Test, MatrixUtilGrok_COC2Test, MatrixUtilLlama_COC2Test, MatrixUtilLlama_OS4Test, MatrixUtilGrok_POT1Test, MatrixUtilGrok_COC4Test, MatrixUtilLlama_OS5Test, MatrixUtilLlama_ZS1Test, MatrixUtilQwen_ZS2Test, MatrixUtilLlama_ZS3Test, MatrixUtilGrok_OS3Test, MatrixUtilQwen_FS2Test, MatrixUtilQwen_ZS3Test, MatrixUtilGrok_ZS5Test, MatrixUtilLlama_ZS5Test, MatrixUtilQwen_OS5Test, MatrixUtilQwen_ZS5Test, MatrixUtilGrok_POT3Test, MatrixUtilGrok_FS4Test, MatrixUtilQwen_OS3Test, MatrixUtilLlama_ZS2Test, MatrixUtilLlama_COC3Test, MatrixUtilQwen_FS5Test, MatrixUtilGrok_POT5Test, MatrixUtilLlama_OS3Test</text:p>
          </table:table-cell>
          <table:table-cell table:style-name="ce4" office:value-type="string" calcext:value-type="string">
            <text:p>MatrixUtilQwen_FS1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5">
          <table:table-cell table:style-name="ce3" office:value-type="string" calcext:value-type="string">
            <text:p>MatrixUtil</text:p>
          </table:table-cell>
          <table:table-cell table:style-name="ce3" office:value-type="string" calcext:value-type="string">
            <text:p>M009</text:p>
          </table:table-cell>
          <table:table-cell table:style-name="ce3" office:value-type="string" calcext:value-type="string">
            <text:p>OP04</text:p>
          </table:table-cell>
          <table:table-cell table:style-name="ce3" office:value-type="string" calcext:value-type="string">
            <text:p>org.pitest.mutationtest.engine.gregor.mutators.returns.EmptyObjectReturnValsMutator</text:p>
          </table:table-cell>
          <table:table-cell table:style-name="ce3" office:value-type="string" calcext:value-type="string">
            <text:p>multiply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MatrixUtilGrok_OS2Test, MatrixUtilQwen_ZS4Test, MatrixUtilQwen_COC2Test, MatrixUtilQwen_OS1Test, MatrixUtilGrok_POT2Test, MatrixUtilQwen_ZS1Test, MatrixUtilQwen_OS4Test, MatrixUtilQwen_FS3Test, MatrixUtilLlama_OS1Test, MatrixUtilGrok_ZS3Test, MatrixUtilQwen_FS1Test, MatrixUtilGrok_ZS4Test, MatrixUtilLlama_OS2Test, MatrixUtilLlama_COC4Test, MatrixUtilLlama_COC1Test, MatrixUtilLlama_COC5Test, MatrixUtilQwen_COC5Test, MatrixUtilGrok_POT4Test, MatrixUtilGrok_ZS2Test, MatrixUtilQwen_OS2Test, MatrixUtilGrok_COC1Test, MatrixUtilGrok_COC2Test, MatrixUtilLlama_COC2Test, MatrixUtilLlama_OS4Test, MatrixUtilGrok_POT1Test, MatrixUtilGrok_COC4Test, MatrixUtilLlama_OS5Test, MatrixUtilLlama_ZS1Test, MatrixUtilQwen_ZS2Test, MatrixUtilLlama_ZS3Test, MatrixUtilGrok_OS3Test, MatrixUtilQwen_FS2Test, MatrixUtilQwen_ZS3Test, MatrixUtilGrok_ZS5Test, MatrixUtilLlama_ZS5Test, MatrixUtilQwen_OS5Test, MatrixUtilQwen_ZS5Test, MatrixUtilGrok_POT3Test, MatrixUtilGrok_FS4Test, MatrixUtilQwen_OS3Test, MatrixUtilLlama_ZS2Test, MatrixUtilLlama_COC3Test, MatrixUtilQwen_FS5Test, MatrixUtilGrok_POT5Test, MatrixUtilLlama_OS3Test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6371"/>
        </table:table-row>
        <table:table-row table:style-name="ro8" table:number-rows-repeated="1048563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7T14:42:40.098284146</dc:date>
    <meta:editing-duration>PT5M4S</meta:editing-duration>
    <meta:editing-cycles>1</meta:editing-cycles>
    <meta:document-statistic meta:table-count="1" meta:cell-count="130" meta:object-count="0"/>
    <meta:generator>LibreOffice/24.2.7.2$Linux_X86_64 LibreOffice_project/420$Build-2</meta:generator>
  </office:meta>
</office:document-meta>
</file>